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style:style>
    <style:style style:name="P2" style:parent-style-name="Standard" style:family="paragraph">
      <style:text-properties fo:font-size="20pt" style:font-size-asian="20pt" style:font-size-complex="20pt"/>
    </style:style>
    <style:style style:name="P3" style:parent-style-name="Standard" style:family="paragraph">
      <style:text-properties fo:font-size="20pt" style:font-size-asian="20pt" style:font-size-complex="20pt"/>
    </style:style>
    <style:style style:name="P4" style:parent-style-name="Standard" style:family="paragraph">
      <style:text-properties fo:font-size="20pt" style:font-size-asian="20pt" style:font-size-complex="20pt"/>
    </style:style>
    <style:style style:name="P5" style:parent-style-name="Standard" style:family="paragraph">
      <style:text-properties fo:font-size="20pt" style:font-size-asian="20pt" style:font-size-complex="20pt"/>
    </style:style>
    <style:style style:name="T6" style:parent-style-name="DefaultParagraphFont"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Standard" style:family="paragraph">
      <style:text-properties fo:font-weight="bold" style:font-weight-asian="bold" style:font-weight-complex="bold"/>
    </style:style>
  </office:automatic-styles>
  <office:body>
    <office:text text:use-soft-page-breaks="true">
      <text:p text:style-name="P1">abstract</text:p>
      <text:p text:style-name="NormalWeb">intro</text:p>
      <text:p text:style-name="NormalWeb">lit review</text:p>
      <text:p text:style-name="NormalWeb">method</text:p>
      <text:p text:style-name="NormalWeb">tech demo</text:p>
      <text:p text:style-name="P2"/>
      <text:p text:style-name="P3"/>
      <text:p text:style-name="P4">Could an institutional social media platform benefit onboarding of first year students in university life?</text:p>
      <text:p text:style-name="P5"/>
      <text:p text:style-name="Standard">Finding your place socially at university can be very daunting, especially if you have been unable to find your way into any large social events, or onto any student run social channels such as Discord etc, if any such things are in place at all. Failure to find such places can have a major impact on not only the university experience, but also their mental health, as they can find themselves feeling isolated.</text:p>
      <text:p text:style-name="Standard">I plan to research into the question; could an institutionalised social network be of a benefit to students starting university by aiding their integration into a social setting.</text:p>
      <text:p text:style-name="Standard"><text:s/></text:p>
      <text:p text:style-name="Standard">My Research project is set to study the benefits of social media platforms and how an in-house platform for the university could be of a benefit to social life at university.</text:p>
      <text:p text:style-name="Standard">My research will be split into three areas which are as follows.</text:p>
      <text:p text:style-name="Standard">1: The mental health impacts of moving to or starting university.</text:p>
      <text:p text:style-name="Standard">2: The observable mental health impacts of current iterations of social media platforms.</text:p>
      <text:p text:style-name="Standard">3: Would a local social media platform benefit students that are starting university.</text:p>
      <text:p text:style-name="Standard">For research section 1, I would have to employ a<text:s/><text:span text:style-name="T6">within participant study<text:s/></text:span>in order to gauge how people have been affected in the first starting months at university and observe how they have found integrating into the new social environment. Given that this is many peoples first time away from home and entering into what can be a very daunting experience and that others may find their feet very quickly, I would be expecting quite varied results. <text:s/>It would benefit my research greatly to ask what could improve the social environment of the university experience. For research section 2, I will observe and address literature of research already conducted to outline some of the major causes of negative mental health issues, and how a new system built with such problems in mind might function. Thinking about what features could be modified, removed, or introduced. Research<text:s/><text:soft-page-break/>section 3 will need to involve another round of quantitative analysis where I will propose a new platform with a collection of features.</text:p>
      <text:p text:style-name="P7">Methodology</text:p>
      <text:p text:style-name="P8">Interpretivism</text:p>
      <text:p text:style-name="P9">pragmatics</text:p>
      <text:p text:style-name="Standard">I will conduct a<text:s/><text:span text:style-name="T10">within participant study</text:span><text:s/>to survey a collection of first year students on their experience of starting university. This will be around week 7 (after reading week). We will research into how they found integrating into their new social environment and if they have been able to find their cohort socially. How they have been coping mentally, whether they have attended any student union events, or engaged in any other activities such as group gaming sessions. We will also look into how current iterations of social media have played a role in their experience so far.</text:p>
      <text:p text:style-name="Standard">The same group of students will then be surveyed again through means of<text:s/><text:span text:style-name="T11">within participant study<text:s/></text:span>after week 7 of semester 2 after some exposure to my prototype platform to gauge if they think that such a platform would have been a benefit to them when they started university.</text:p>
      <text:p text:style-name="Standard">We have chosen a within participant study as opposed to a/b testing as we will not be subjecting testers to side-by-side versions of the platform with some form of variable changed. By design of the within participant study, testers will be subjected to all functions of the platform.</text:p>
      <text:p text:style-name="Standard"/>
      <text:p text:style-name="Standard"/>
      <text:p text:style-name="P12">Research aims and objectives.</text:p>
      <text:p text:style-name="P13">Overall aim</text:p>
      <text:p text:style-name="Standard">This<text:s/><text:span text:style-name="T14">research</text:span><text:s/>seeks to understand the drawbacks and benefits of social media systems while analysing how new students feel socially in their time of starting university, in an effort to<text:s/><text:span text:style-name="T15">develop<text:s/></text:span>a prototype for an institutionalised social media platform that will be of a benefit to new students.</text:p>
      <text:p text:style-name="P16">Specific objectives</text:p>
      <text:p text:style-name="Standard">To research the risks and advantages to be gained from social media</text:p>
      <text:p text:style-name="Standard">To interpretively explore how first year students have found university life in their semester.</text:p>
      <text:p text:style-name="Standard">To build a fully functional prototype platform with the previous research areas in mind.</text:p>
      <text:p text:style-name="Standard">To have the same set of students test the platform and conduct a<text:s/><text:span text:style-name="T17">within participant<text:s/></text:span>study to gauge whether or not they think that the platform would have been a benefit to them while starting university</text:p>
      <text:p text:style-name="Standard"/>
      <text:p text:style-name="Standard"/>
      <text:p text:style-name="Standard"/>
      <text:p text:style-name="P18">BACKGROUND SIGNIFICANCE</text:p>
      <text:p text:style-name="Standard">Having been a user of social media since the ‘MySpace days’ (approx 2005), I have seen various platforms come and go as part of trends and changes within the technological landscape. Although<text:s/><text:soft-page-break/>the introduction for such a medium of social interaction brought about its own set of challenges and problems, I.e Hunter Moore / isAnyoneUp, I personally saw the bigger and more widespread issues beginning with the advent of Facebook (approx 2009).</text:p>
      <text:p text:style-name="Standard"/>
      <text:p text:style-name="Standard"/>
      <text:p text:style-name="Standard">Initial expectations</text:p>
      <text:p text:style-name="Standard">Students will find it easier to socialise at universi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NNY DALEY</meta:initial-creator>
    <dc:creator>DANNY DALEY</dc:creator>
    <meta:creation-date>2022-10-04T15:57:00Z</meta:creation-date>
    <dc:date>2022-10-31T14:26:00Z</dc:date>
    <meta:template xlink:href="Normal.dotm" xlink:type="simple"/>
    <meta:editing-cycles>19</meta:editing-cycles>
    <meta:editing-duration>PT67080S</meta:editing-duration>
    <meta:user-defined meta:name="AppVersion">15.0000</meta:user-defined>
    <meta:document-statistic meta:page-count="3" meta:paragraph-count="9" meta:word-count="715" meta:character-count="4788" meta:row-count="34" meta:non-whitespace-character-count="4082"/>
  </office:meta>
</office:document-meta>
</file>